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5bd93" officeooo:paragraph-rsid="0005bd93"/>
    </style:style>
    <style:style style:name="P2" style:family="paragraph" style:parent-style-name="Preformatted_20_Text">
      <style:text-properties officeooo:rsid="0005bd93" officeooo:paragraph-rsid="0005bd93"/>
    </style:style>
    <style:style style:name="P3" style:family="paragraph" style:parent-style-name="Preformatted_20_Text">
      <style:text-properties officeooo:rsid="0008249b" officeooo:paragraph-rsid="0008249b"/>
    </style:style>
    <style:style style:name="P4" style:family="paragraph" style:parent-style-name="Preformatted_20_Text">
      <style:text-properties officeooo:paragraph-rsid="0008249b"/>
    </style:style>
    <style:style style:name="P5" style:family="paragraph" style:parent-style-name="Preformatted_20_Text">
      <style:text-properties officeooo:rsid="0009bac4" officeooo:paragraph-rsid="0009bac4"/>
    </style:style>
    <style:style style:name="P6" style:family="paragraph" style:parent-style-name="Preformatted_20_Text">
      <style:text-properties officeooo:rsid="0009bac4" officeooo:paragraph-rsid="000ac9f3"/>
    </style:style>
    <style:style style:name="P7" style:family="paragraph" style:parent-style-name="Preformatted_20_Text">
      <style:text-properties officeooo:rsid="0009bac4" officeooo:paragraph-rsid="000ca6e1"/>
    </style:style>
    <style:style style:name="P8" style:family="paragraph" style:parent-style-name="Preformatted_20_Text">
      <style:text-properties officeooo:rsid="0009bac4" officeooo:paragraph-rsid="000d83e2"/>
    </style:style>
    <style:style style:name="P9" style:family="paragraph" style:parent-style-name="Preformatted_20_Text">
      <style:text-properties officeooo:rsid="0009bac4" officeooo:paragraph-rsid="000f7977"/>
    </style:style>
    <style:style style:name="T1" style:family="text">
      <style:text-properties officeooo:rsid="0007378f"/>
    </style:style>
    <style:style style:name="T2" style:family="text">
      <style:text-properties officeooo:rsid="000942c7"/>
    </style:style>
    <style:style style:name="T3" style:family="text">
      <style:text-properties officeooo:rsid="0009b677"/>
    </style:style>
    <style:style style:name="T4" style:family="text">
      <style:text-properties officeooo:rsid="000ac9f3"/>
    </style:style>
    <style:style style:name="T5" style:family="text">
      <style:text-properties officeooo:rsid="000ca6e1"/>
    </style:style>
    <style:style style:name="T6" style:family="text">
      <style:text-properties officeooo:rsid="000d83e2"/>
    </style:style>
    <style:style style:name="T7" style:family="text">
      <style:text-properties officeooo:rsid="000f79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 46:</text:p>
      <text:p text:style-name="P1"/>
      <text:p text:style-name="P1">1. No está obligada ya que no es causa de fuerza mayor. Es posible tanto pagarlas como compensarlas con tiempo de descanso.</text:p>
      <text:p text:style-name="P1"/>
      <text:p text:style-name="P1">2. <text:span text:style-name="T1">Podría solicitar entre un 10 y un 70% de reducción de jornada.</text:span></text:p>
      <text:p text:style-name="P1"/>
      <text:p text:style-name="P3">Pag 47:</text:p>
      <text:p text:style-name="P3"/>
      <text:p text:style-name="P3">3. </text:p>
      <text:p text:style-name="P3"><text:span text:style-name="T2"><text:s/></text:span></text:p>
      <text:p text:style-name="P3"><text:tab/><text:span text:style-name="T2">a1. El tiempo necesario</text:span></text:p>
      <text:p text:style-name="P4"><text:tab/><text:span text:style-name="T2">a2. Dos días</text:span></text:p>
      <text:p text:style-name="P4"><text:tab/><text:span text:style-name="T2">a3. Dos días </text:span></text:p>
      <text:p text:style-name="P3"><text:tab/><text:span text:style-name="T3">b. No.</text:span></text:p>
      <text:p text:style-name="P3"/>
      <text:p text:style-name="P5">Pag 49:</text:p>
      <text:p text:style-name="P5"/>
      <text:p text:style-name="P6">4. <text:span text:style-name="T4">No, ya que el año ha concluído.</text:span></text:p>
      <text:p text:style-name="P7"><text:span text:style-name="T4"><text:tab/>b. Puede y es así por defecto.</text:span></text:p>
      <text:p text:style-name="P8"><text:span text:style-name="T5">5. </text:span><text:span text:style-name="T6">Seguirá siendo retribuído, pero con una reducción proporcional del salario.</text:span></text:p>
      <text:p text:style-name="P8"/>
      <text:p text:style-name="P8"><text:span text:style-name="T6">Pag 52:</text:span></text:p>
      <text:p text:style-name="P8"/>
      <text:p text:style-name="P9"><text:span text:style-name="T6">1. </text:span></text:p>
      <text:p text:style-name="P9"/>
      <text:p text:style-name="P9"/>
      <text:p text:style-name="P9"><text:tab/><text:tab/><text:span text:style-name="T7">Regulación</text:span></text:p>
      <text:p text:style-name="P9"><text:span text:style-name="T7">Jornada<text:tab/>Duración </text:span><text:span text:style-name="T4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5T12:45:07.671340619</dc:date>
    <meta:editing-duration>PT21M44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86" meta:character-count="454" meta:non-whitespace-character-count="372"/>
  </office:meta>
</office:document-meta>
</file>